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70000015936534C1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39.228cm" svg:height="18.213cm" svg:x="0cm" svg:y="0.329cm">
          <draw:image xlink:href="Pictures/10000000000002E70000015936534C1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0T17:44:46.386344769</meta:creation-date>
    <dc:date>2016-03-20T18:01:20.037778302</dc:date>
    <meta:editing-duration>PT1M23S</meta:editing-duration>
    <meta:editing-cycles>1</meta:editing-cycles>
    <meta:document-statistic meta:object-count="24"/>
    <meta:generator>LibreOffice/4.2.8.2$Linux_X86_64 LibreOffice_project/420m0$Build-2</meta:generator>
  </office:meta>
</office:document-meta>
</file>